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8pt" officeooo:rsid="00158b91" officeooo:paragraph-rsid="00158b91" style:font-size-asian="15.75pt" style:font-size-complex="18pt"/>
    </style:style>
    <style:style style:name="P2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Quotations">
      <style:paragraph-properties fo:margin-left="0in" fo:margin-right="0.3937in" fo:text-indent="0in" style:auto-text-indent="false"/>
    </style:style>
    <style:style style:name="P4" style:family="paragraph" style:parent-style-name="Standard">
      <style:text-properties fo:font-size="28pt" officeooo:rsid="00158b91" officeooo:paragraph-rsid="00158b91" style:font-size-asian="24.5pt" style:font-size-complex="28pt"/>
    </style:style>
    <style:style style:name="P5" style:family="paragraph" style:parent-style-name="Standard">
      <style:text-properties fo:font-size="28pt" officeooo:rsid="0016c382" officeooo:paragraph-rsid="0016c382" style:font-size-asian="24.5pt" style:font-size-complex="28pt"/>
    </style:style>
    <style:style style:name="P6" style:family="paragraph" style:parent-style-name="Standard">
      <style:text-properties fo:font-size="18pt" officeooo:rsid="00158b91" officeooo:paragraph-rsid="00158b91" style:font-size-asian="15.75pt" style:font-size-complex="18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58b91"/>
    </style:style>
    <style:style style:name="T2" style:family="text">
      <style:text-properties fo:font-weight="bold"/>
    </style:style>
    <style:style style:name="T3" style:family="text">
      <style:text-properties style:font-name="Google Sans 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FTWARE LAB WEEK 1 </text:p>
      <text:p text:style-name="P4"/>
      <text:p text:style-name="P4">SYSTEM REQUIREMENT SPECIFICATION (SRS)</text:p>
      <text:p text:style-name="P4"/>
      <text:p text:style-name="P4">PROJECT TITLE: FEED FORWARD</text:p>
      <text:p text:style-name="P4"/>
      <text:p text:style-name="P5">Name: Yerav Aaron Charan</text:p>
      <text:p text:style-name="P5"/>
      <text:p text:style-name="P5">Register number: 23BCE1725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h text:style-name="P1" text:outline-level="3">1. Introduction</text:h>
      <text:p text:style-name="Text_20_body">The <text:span text:style-name="T2">Feed Forward</text:span> system is a web-based platform designed to reduce food waste and combat hunger. It facilitates the redistribution of surplus food from commercial providers (caterers/restaurants) to NGOs. This document outlines the technical and functional specifications required to build this bridge using a <text:span text:style-name="T2">Flask-MySQL</text:span> stack.</text:p>
      <text:h text:style-name="Heading_20_3" text:outline-level="3">2. Overall Description</text:h>
      <text:p text:style-name="Text_20_body">The system operates as a real-time marketplace. Providers list surplus food items before they expire, and NGOs use location-based services to claim and purchase these items at a nominal cost. The system relies on the <text:span text:style-name="T2">Google Maps API</text:span> for proximity-based discovery and a cloud database for transaction management.</text:p>
      <text:h text:style-name="Heading_20_3" text:outline-level="3">3. User Classes and Characteristics</text:h>
      <text:list xml:id="list137902379" text:style-name="L1">
        <text:list-item>
          <text:p text:style-name="P7"><text:span text:style-name="T2">Food Providers (Caterers/Restaurants):</text:span> Users with surplus food who need a quick way to list items and coordinate pickups.</text:p>
        </text:list-item>
        <text:list-item>
          <text:p text:style-name="P7"><text:span text:style-name="T2">NGOs / Organizations:</text:span> Users looking for affordable food sources for distribution; they rely heavily on map-based discovery.</text:p>
        </text:list-item>
        <text:list-item>
          <text:p text:style-name="P7"><text:span text:style-name="T2">System Admin:</text:span> A back-end user responsible for verifying NGO credentials, monitoring listings, and handling disputes.</text:p>
        </text:list-item>
      </text:list>
      <text:h text:style-name="Heading_20_3" text:outline-level="3">4. Functional Requirements (FR)</text:h>
      <text:list xml:id="list2802711174" text:style-name="L2">
        <text:list-item>
          <text:p text:style-name="P8"><text:span text:style-name="T2">FR1: User Authentication:</text:span> Secure signup/login for both Providers and NGOs with role-based dashboard access.</text:p>
        </text:list-item>
        <text:list-item>
          <text:p text:style-name="P8"><text:span text:style-name="T2">FR2: Listing Management:</text:span> Providers must be able to add, edit, and delete food listings (including quantity, price, and expiry time).</text:p>
        </text:list-item>
        <text:list-item>
          <text:p text:style-name="P8"><text:span text:style-name="T2">FR3: Map Integration:</text:span> The system must display active food listings as markers on a map based on the NGO's current location.</text:p>
        </text:list-item>
        <text:list-item>
          <text:p text:style-name="P8"><text:soft-page-break/><text:span text:style-name="T2">FR4: Reservation &amp; Checkout:</text:span> NGOs must be able to "claim" a listing, which temporarily locks the item from other users.</text:p>
        </text:list-item>
        <text:list-item>
          <text:p text:style-name="P8"><text:span text:style-name="T2">FR5: Payment Processing:</text:span> Integration of a payment gateway to handle secure transactions for the food.</text:p>
        </text:list-item>
      </text:list>
      <text:h text:style-name="Heading_20_3" text:outline-level="3">5. Non-Functional Requirements (NFR)</text:h>
      <text:list xml:id="list180836945" text:style-name="L3">
        <text:list-item>
          <text:p text:style-name="P9"><text:span text:style-name="T2">Usability:</text:span> The interface must be responsive (mobile-friendly) for NGOs checking listings on the go.</text:p>
        </text:list-item>
        <text:list-item>
          <text:p text:style-name="P9"><text:span text:style-name="T2">Performance:</text:span> Map markers and search results must load within 2 seconds.</text:p>
        </text:list-item>
        <text:list-item>
          <text:p text:style-name="P9"><text:span text:style-name="T2">Security:</text:span> Use of <text:span text:style-name="T2">HTTPS</text:span> and password hashing (PBKDF2/Bcrypt) to protect user data.</text:p>
        </text:list-item>
        <text:list-item>
          <text:p text:style-name="P9"><text:span text:style-name="T2">Reliability:</text:span> The system must automatically remove or archive "Expired" food listings to ensure food safety.</text:p>
        </text:list-item>
      </text:list>
      <text:p text:style-name="Text_20_body"/>
      <text:p text:style-name="P10">6. System Architecture</text:p>
      <text:p text:style-name="P11"><text:span text:style-name="T3">Frontend (JS/HTML) → AJAX/Fetch Request</text:span> → <text:span text:style-name="T3">Flask Route (Python)</text:span> → <text:span text:style-name="T3">SQL Query → MySQL Database</text:span></text:p>
      <text:p text:style-name="P11"/>
      <text:h text:style-name="P2" text:outline-level="3">7. <text:span text:style-name="T1">Conclusion</text:span></text:h>
      <text:p text:style-name="P3">The Feed Forward SRS focuses on <text:span text:style-name="T2">real-time synchronicity</text:span>. When a Caterer posts a meal, the requirement is that the NGO's map updates without a manual page refresh (using AJAX), ensuring that fresh food reaches those in need before the expiry window closes.</text:p>
      <text:p text:style-name="P1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05:17.576438962</meta:creation-date>
    <dc:date>2026-01-14T11:15:02.932393752</dc:date>
    <meta:editing-duration>PT9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8" meta:word-count="397" meta:character-count="2606" meta:non-whitespace-character-count="2248"/>
  </office:meta>
</office:document-meta>
</file>